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2.106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15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138.106cm" svg:y="115.478cm">
            <draw:text-box>
              <text:p><text:span text:style-name="T1">En desuso.-</text:span></text:p>
            </draw:text-box>
          </draw:frame>
          <draw:frame draw:z-index="1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2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" draw:style-name="gr3" draw:text-style-name="P1" svg:width="26.391cm" svg:height="7.315cm" svg:x="4.15cm" svg:y="154.057cm">
            <draw:text-box>
              <text:p><text:span text:style-name="T1">En desuso.-</text:span></text:p>
            </draw:text-box>
          </draw:frame>
          <draw:frame draw:z-index="4" draw:style-name="gr3" draw:text-style-name="P1" svg:width="26.391cm" svg:height="7.315cm" svg:x="501.989cm" svg:y="153.971cm">
            <draw:text-box>
              <text:p><text:span text:style-name="T1">En desuso.-</text:span></text:p>
            </draw:text-box>
          </draw:frame>
          <draw:frame draw:z-index="5" draw:style-name="gr3" draw:text-style-name="P1" svg:width="26.391cm" svg:height="7.315cm" svg:x="37.339cm" svg:y="153.971cm">
            <draw:text-box>
              <text:p><text:span text:style-name="T1">En desuso.-</text:span></text:p>
            </draw:text-box>
          </draw:frame>
          <draw:frame draw:z-index="6" draw:style-name="gr3" draw:text-style-name="P1" svg:width="26.391cm" svg:height="7.315cm" svg:x="70.528cm" svg:y="153.971cm">
            <draw:text-box>
              <text:p><text:span text:style-name="T1">En desuso.-</text:span></text:p>
            </draw:text-box>
          </draw:frame>
          <draw:frame draw:z-index="7" draw:style-name="gr3" draw:text-style-name="P1" svg:width="26.391cm" svg:height="7.315cm" svg:x="103.718cm" svg:y="153.971cm">
            <draw:text-box>
              <text:p><text:span text:style-name="T1">En desuso.-</text:span></text:p>
            </draw:text-box>
          </draw:frame>
          <draw:frame draw:z-index="8" draw:style-name="gr3" draw:text-style-name="P1" svg:width="26.391cm" svg:height="7.315cm" svg:x="136.907cm" svg:y="153.971cm">
            <draw:text-box>
              <text:p><text:span text:style-name="T1">En desuso.-</text:span></text:p>
            </draw:text-box>
          </draw:frame>
          <draw:frame draw:z-index="9" draw:style-name="gr3" draw:text-style-name="P1" svg:width="26.391cm" svg:height="7.315cm" svg:x="170.096cm" svg:y="153.971cm">
            <draw:text-box>
              <text:p><text:span text:style-name="T1">En desuso.-</text:span></text:p>
            </draw:text-box>
          </draw:frame>
          <draw:frame draw:z-index="10" draw:style-name="gr3" draw:text-style-name="P1" svg:width="26.391cm" svg:height="7.315cm" svg:x="203.286cm" svg:y="153.971cm">
            <draw:text-box>
              <text:p><text:span text:style-name="T1">En desuso.-</text:span></text:p>
            </draw:text-box>
          </draw:frame>
          <draw:frame draw:z-index="11" draw:style-name="gr3" draw:text-style-name="P1" svg:width="26.391cm" svg:height="7.315cm" svg:x="236.475cm" svg:y="153.971cm">
            <draw:text-box>
              <text:p><text:span text:style-name="T1">En desuso.-</text:span></text:p>
            </draw:text-box>
          </draw:frame>
          <draw:frame draw:z-index="12" draw:style-name="gr3" draw:text-style-name="P1" svg:width="26.391cm" svg:height="7.315cm" svg:x="269.664cm" svg:y="153.971cm">
            <draw:text-box>
              <text:p><text:span text:style-name="T1">En desuso.-</text:span></text:p>
            </draw:text-box>
          </draw:frame>
          <draw:frame draw:z-index="13" draw:style-name="gr3" draw:text-style-name="P1" svg:width="26.391cm" svg:height="7.315cm" svg:x="302.853cm" svg:y="153.971cm">
            <draw:text-box>
              <text:p><text:span text:style-name="T1">En desuso.-</text:span></text:p>
            </draw:text-box>
          </draw:frame>
          <draw:frame draw:z-index="14" draw:style-name="gr3" draw:text-style-name="P1" svg:width="26.391cm" svg:height="7.315cm" svg:x="336.042cm" svg:y="153.972cm">
            <draw:text-box>
              <text:p><text:span text:style-name="T1">En desuso.-</text:span></text:p>
            </draw:text-box>
          </draw:frame>
          <draw:frame draw:z-index="15" draw:style-name="gr3" draw:text-style-name="P1" svg:width="26.391cm" svg:height="7.315cm" svg:x="369.231cm" svg:y="153.972cm">
            <draw:text-box>
              <text:p><text:span text:style-name="T1">En desuso.-</text:span></text:p>
            </draw:text-box>
          </draw:frame>
          <draw:frame draw:z-index="16" draw:style-name="gr3" draw:text-style-name="P1" svg:width="26.391cm" svg:height="7.315cm" svg:x="435.611cm" svg:y="153.972cm">
            <draw:text-box>
              <text:p><text:span text:style-name="T1">En desuso.-</text:span></text:p>
            </draw:text-box>
          </draw:frame>
          <draw:frame draw:z-index="17" draw:style-name="gr3" draw:text-style-name="P1" svg:width="26.391cm" svg:height="7.315cm" svg:x="468.8cm" svg:y="153.972cm">
            <draw:text-box>
              <text:p><text:span text:style-name="T1">En desus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58" table:number-columns-spanned="1" table:number-rows-spanned="10"/>
          <table:table-cell/>
          <table:table-cell table:style-name="ce13"/>
          <table:table-cell table:number-columns-repeated="5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9">08:30hs</text:span></text:p>
            <text:p><text:span text:style-name="T9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9">08:30hs</text:span></text:p>
            <text:p><text:span text:style-name="T9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8:30hs:Desayuno</text:p>
            <text:p><text:span text:style-name="T3">09:30hs</text:span></text:p>
          </table:table-cell>
          <table:table-cell office:value-type="string" calcext:value-type="string">
            <text:p><text:span text:style-name="T11">05:30hs</text:span>:Desayuno</text:p>
            <text:p>Energizante</text:p>
            <text:p><text:span text:style-name="T12">06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1">05:30hs</text:span>:Desayuno</text:p>
            <text:p>Energizante</text:p>
            <text:p><text:span text:style-name="T12">06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20hs</text:span></text:p>
          </table:table-cell>
          <table:table-cell/>
          <table:table-cell table:style-name="ce58" table:number-columns-spanned="1" table:number-rows-spanned="10"/>
          <table:table-cell/>
          <table:table-cell office:value-type="string" calcext:value-type="string">
            <text:p>08:30hs:Desayuno</text:p>
            <text:p><text:span text:style-name="T3">09:30hs</text:span></text:p>
          </table:table-cell>
          <table:table-cell office:value-type="string" calcext:value-type="string">
            <text:p><text:span text:style-name="T11">05:30hs</text:span>:Desayuno</text:p>
            <text:p>Energizante</text:p>
            <text:p><text:span text:style-name="T12">06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1">05:30hs</text:span>:Desayuno</text:p>
            <text:p>Energizante</text:p>
            <text:p><text:span text:style-name="T12">06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20hs</text:span></text:p>
          </table:table-cell>
          <table:table-cell/>
          <table:table-cell table:style-name="ce58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10:00hs</text:span></text:p>
          </table:table-cell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4">09:30hs:Espacio</text:span></text:p>
            <text:p><text:span text:style-name="T4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3">07:30hs</text:span></text:p>
          </table:table-cell>
          <table:table-cell office:value-type="string" calcext:value-type="string">
            <text:p>09:30hs:</text:p>
            <text:p>Estudio/Trabajo</text:p>
            <text:p><text:span text:style-name="T3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3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09:30hs:Espacio</text:span></text:p>
            <text:p><text:span text:style-name="T4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3">08:00hs</text:span></text:p>
          </table:table-cell>
          <table:table-cell office:value-type="string" calcext:value-type="string">
            <text:p>09:30hs:</text:p>
            <text:p>Estudio/Trabajo</text:p>
            <text:p><text:span text:style-name="T3">10:00hs</text:span></text:p>
          </table:table-cell>
          <table:table-cell office:value-type="string" calcext:value-type="string">
            <text:p>06:30hs:</text:p>
            <text:p>Estudio/Trabajo</text:p>
            <text:p><text:span text:style-name="T3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3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3">10:40hs</text:span></text:p>
          </table:table-cell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3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3">10:40hs</text:span></text:p>
          </table:table-cell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3">10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3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3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3">10:00hs</text:span></text:p>
          </table:table-cell>
          <table:table-cell office:value-type="string" calcext:value-type="string">
            <text:p>08:00hs:</text:p>
            <text:p>Bañ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3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3">10:00hs</text:span></text:p>
          </table:table-cell>
          <table:table-cell/>
          <table:table-cell office:value-type="string" calcext:value-type="string">
            <text:p>09:00hs:</text:p>
            <text:p><text:span text:style-name="T4">Estudio/</text:span></text:p>
            <text:p><text:span text:style-name="T4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4">Estudio/</text:span></text:p>
            <text:p><text:span text:style-name="T4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3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3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3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3">11:00hs</text:span></text:p>
          </table:table-cell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3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3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3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3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13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35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4:40hs:Estudio/</text:span></text:p>
            <text:p><text:span text:style-name="T4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35hs-</text:span></text:p>
          </table:table-cell>
          <table:table-cell office:value-type="string" calcext:value-type="string">
            <text:p><text:span text:style-name="T4">14:40hs:Estudio/</text:span></text:p>
            <text:p><text:span text:style-name="T4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4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Platteau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5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6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58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3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6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3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3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4">Estudio/Trabajo</text:span></text:p>
            <text:p><text:span text:style-name="T3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5hs:</text:span></text:p>
            <text:p><text:span text:style-name="T4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3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3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4">Espacio de</text:span></text:p>
            <text:p><text:span text:style-name="T4">Juego</text:span></text:p>
            <text:p><text:span text:style-name="T3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6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3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4">21:30hs:Regar el</text:span></text:p>
            <text:p><text:span text:style-name="T4">Jardín</text:span></text:p>
            <text:p><text:span text:style-name="T7">22:00hs</text:span></text:p>
          </table:table-cell>
          <table:table-cell table:style-name="ce19"/>
          <table:covered-table-cell table:style-name="ce59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02:11:34.4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02-25T02:12:55.646000000</dc:date>
    <meta:editing-duration>PT2H19M25S</meta:editing-duration>
    <meta:editing-cycles>28</meta:editing-cycles>
    <meta:generator>LibreOffice/7.3.3.2$Windows_X86_64 LibreOffice_project/d1d0ea68f081ee2800a922cac8f79445e4603348</meta:generator>
    <meta:document-statistic meta:table-count="1" meta:cell-count="3596" meta:object-count="18"/>
  </office:meta>
</office:document-meta>
</file>